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rsid="0004ce7d" officeooo:paragraph-rsid="0004ce7d" fo:background-color="#ffff00" style:font-size-asian="8.75pt" style:font-size-complex="10pt"/>
    </style:style>
    <style:style style:name="P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font-name="Ubuntu" fo:font-size="10pt" officeooo:paragraph-rsid="0004ce7d"/>
    </style:style>
    <style:style style:name="P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transparent" style:font-size-asian="8.75pt" style:font-size-complex="10pt"/>
    </style:style>
    <style:style style:name="P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8474" fo:background-color="transparent" style:font-size-asian="8.75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transparent" style:font-size-asian="8.75pt" style:font-size-complex="10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9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09d4" officeooo:paragraph-rsid="000809d4" fo:background-color="transparent" style:font-size-asian="8.75pt" style:font-size-complex="10pt"/>
    </style:style>
    <style:style style:name="P10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11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8474" fo:background-color="#ffff00" style:font-size-asian="8.75pt" style:font-size-complex="10pt"/>
    </style:style>
    <style:style style:name="P12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7e92e" fo:background-color="#ffff00" style:font-size-asian="8.75pt" style:font-size-complex="10pt"/>
    </style:style>
    <style:style style:name="P13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09d4" fo:background-color="#ffff00" style:font-size-asian="8.75pt" style:font-size-complex="10pt"/>
    </style:style>
    <style:style style:name="P14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4ce7d" officeooo:paragraph-rsid="0008e5bd" fo:background-color="#ffff00" style:font-size-asian="8.75pt" style:font-size-complex="10pt"/>
    </style:style>
    <style:style style:name="P15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7e92e" fo:background-color="#ffff00" style:font-size-asian="8.75pt" style:font-size-complex="10pt"/>
    </style:style>
    <style:style style:name="P16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8474" officeooo:paragraph-rsid="000809d4" fo:background-color="#ffff00" style:font-size-asian="8.75pt" style:font-size-complex="10pt"/>
    </style:style>
    <style:style style:name="P17" style:family="paragraph" style:parent-style-name="Standard">
      <style:paragraph-properties>
        <style:tab-stops>
          <style:tab-stop style:position="0.4925in"/>
          <style:tab-stop style:position="1.0035in"/>
        </style:tab-stops>
      </style:paragraph-properties>
      <style:text-properties fo:font-variant="normal" fo:text-transform="none" style:use-window-font-color="true" style:font-name="Ubuntu" fo:font-size="10pt" fo:letter-spacing="normal" fo:font-style="normal" fo:font-weight="normal" officeooo:rsid="0004ce7d" officeooo:paragraph-rsid="00078474" fo:background-color="transparent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break-before="pag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8e5bd" officeooo:paragraph-rsid="0008e5bd" fo:background-color="transparent" style:font-size-asian="8.75pt" style:font-size-complex="10pt"/>
    </style:style>
    <style:style style:name="P19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63681" officeooo:paragraph-rsid="00063681" fo:background-color="#111111" style:font-size-asian="8.75pt" style:font-size-complex="10pt"/>
    </style:style>
    <style:style style:name="P20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#111111" style:font-size-asian="8.75pt" style:font-size-complex="10pt"/>
    </style:style>
    <style:style style:name="P21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09d4" fo:background-color="#111111" style:font-size-asian="8.75pt" style:font-size-complex="10pt"/>
    </style:style>
    <style:style style:name="P22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8e5bd" fo:background-color="#111111" style:font-size-asian="8.75pt" style:font-size-complex="10pt"/>
    </style:style>
    <style:style style:name="P23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ff3333" style:font-name="Ubuntu" fo:font-size="10pt" officeooo:rsid="0007e92e" officeooo:paragraph-rsid="0007e92e" fo:background-color="#111111" style:font-size-asian="8.75pt" style:font-size-complex="10pt"/>
    </style:style>
    <style:style style:name="P24" style:family="paragraph" style:parent-style-name="Standard">
      <style:paragraph-properties fo:margin-left="0.4925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fo:color="#00cc33" style:font-name="Ubuntu" fo:font-size="10pt" officeooo:rsid="0007e92e" officeooo:paragraph-rsid="0007e92e" fo:background-color="#111111" style:font-size-asian="8.75pt" style:font-size-complex="10pt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0.4925in"/>
          <style:tab-stop style:position="1.0035in"/>
        </style:tab-stops>
      </style:paragraph-properties>
      <style:text-properties style:use-window-font-color="true" style:font-name="Ubuntu" fo:font-size="10pt" officeooo:rsid="0007e92e" officeooo:paragraph-rsid="0007e92e" fo:background-color="transparent" style:font-size-asian="8.75pt" style:font-size-complex="10pt"/>
    </style:style>
    <style:style style:name="T1" style:family="text">
      <style:text-properties fo:font-variant="normal" fo:text-transform="none" style:use-window-font-color="true" fo:letter-spacing="normal" fo:font-style="normal" fo:font-weight="normal" officeooo:rsid="0004ce7d" style:font-size-asian="8.75pt" style:font-weight-asian="normal" style:font-size-complex="10pt" style:font-weight-complex="normal"/>
    </style:style>
    <style:style style:name="T2" style:family="text">
      <style:text-properties officeooo:rsid="0004ce7d" style:font-size-asian="8.75pt" style:font-size-complex="10pt"/>
    </style:style>
    <style:style style:name="T3" style:family="text">
      <style:text-properties style:use-window-font-color="true"/>
    </style:style>
    <style:style style:name="T4" style:family="text">
      <style:text-properties officeooo:rsid="00078474"/>
    </style:style>
    <style:style style:name="T5" style:family="text">
      <style:text-properties fo:background-color="#6666ff" loext:char-shading-value="0"/>
    </style:style>
    <style:style style:name="T6" style:family="text">
      <style:text-properties officeooo:rsid="000ab328" fo:background-color="#6666ff" loext:char-shading-value="0"/>
    </style:style>
    <style:style style:name="T7" style:family="text">
      <style:text-properties fo:color="#ff3333"/>
    </style:style>
    <style:style style:name="T8" style:family="text">
      <style:text-properties officeooo:rsid="000809d4"/>
    </style:style>
    <style:style style:name="T9" style:family="text">
      <style:text-properties officeooo:rsid="000ad0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 Git</text:p>
      <text:p text:style-name="P1"/>
      <text:p text:style-name="P3"><text:span text:style-name="T2">If you would like to use git with access to a remote repo the easy way is to create first the remote repo on GitHub. Creta the </text:span><text:span text:style-name="T1">README.md and the .gitignore files.</text:span></text:p>
      <text:p text:style-name="P1"/>
      <text:p text:style-name="P1">Navigate to the folder where you want to make the copy of the remote repo and clone the it to your local machine:</text:p>
      <text:p text:style-name="P2"><text:span text:style-name="T3">$ git clone </text:span><text:a xlink:type="simple" xlink:href="https://github.com/ollepeter/LearnGit.git" text:style-name="Internet_20_link" text:visited-style-name="Visited_20_Internet_20_Link">https://github.com/ollepeter/LearnGit.git</text:a></text:p>
      <text:p text:style-name="P19">Cloning into 'LearnGit'...</text:p>
      <text:p text:style-name="P19">remote: Counting objects: 4, done.</text:p>
      <text:p text:style-name="P19">remote: Compressing objects: 100% (3/3), done.</text:p>
      <text:p text:style-name="P19">remote: Total 4 (delta 0), reused 0 (delta 0), pack-reused 0</text:p>
      <text:p text:style-name="P19">Unpacking objects: 100% (4/4), done.</text:p>
      <text:p text:style-name="P19">Checking connectivity... done.</text:p>
      <text:p text:style-name="P4"><text:tab/></text:p>
      <text:p text:style-name="P17">make some changes in your local repo. For example chnge the content of the README.md file.-&gt;&gt;</text:p>
      <text:p text:style-name="P17"/>
      <text:p text:style-name="P5">Use git status to check the statutus of your local repo and your working copy:</text:p>
      <text:p text:style-name="P11">$ git <text:span text:style-name="T4">status</text:span></text:p>
      <text:p text:style-name="P20">On branch master</text:p>
      <text:p text:style-name="P20">Your branch is up-to-date with 'origin/master'.</text:p>
      <text:p text:style-name="P20">Changes not staged for commit:</text:p>
      <text:p text:style-name="P20"><text:s text:c="2"/>(use "git add [file]..." to update what will be committed)</text:p>
      <text:p text:style-name="P20"><text:s text:c="2"/>(use "git checkout -- [file]..." to discard changes in working directory)</text:p>
      <text:p text:style-name="P20"/>
      <text:p text:style-name="P20"><text:tab/><text:span text:style-name="T7">modified: <text:s text:c="2"/>.gitignore</text:span></text:p>
      <text:p text:style-name="P23"><text:tab/>modified: <text:s text:c="2"/>README.md</text:p>
      <text:p text:style-name="P20"/>
      <text:p text:style-name="P20">no changes added to commit (use "git add" and/or "git commit -a")</text:p>
      <text:p text:style-name="P25"/>
      <text:p text:style-name="P25">use "git add " to add the modified files to the "working tree"/"stage"</text:p>
      <text:p text:style-name="P15">$ git add .gitignore README.md</text:p>
      <text:p text:style-name="P12">$ git <text:span text:style-name="T4">status</text:span></text:p>
      <text:p text:style-name="P20">On branch master</text:p>
      <text:p text:style-name="P20">Your branch is up-to-date with 'origin/master'.</text:p>
      <text:p text:style-name="P20">Changes to be committed:</text:p>
      <text:p text:style-name="P20"><text:s text:c="2"/>(use "git reset HEAD [file]..." to unstage)</text:p>
      <text:p text:style-name="P20"/>
      <text:p text:style-name="P24"><text:tab/>modified: <text:s text:c="2"/>.gitignore</text:p>
      <text:p text:style-name="P24"><text:tab/>modified: <text:s text:c="2"/>README.md</text:p>
      <text:p text:style-name="P6">the file are added to the stage but not saved to the local repo</text:p>
      <text:p text:style-name="P6"/>
      <text:p text:style-name="P6">use "git commit -m "[commit message]" " to make a snapshot of your local directory and save it to your local repo; "-m" means that the comment message will be the string between the double quotes</text:p>
      <text:p text:style-name="P16">$ git commit -m "<text:span text:style-name="T8">update README.md and .gitignore</text:span>"</text:p>
      <text:p text:style-name="P21">[master 89f0fe0] update README.md and .gitignore</text:p>
      <text:p text:style-name="P21"><text:s/>2 files changed, 4 insertions(+), 19 deletions(-)</text:p>
      <text:p text:style-name="P8">first line contains the commit hash and the commit message. Second line show the changes and modifications.</text:p>
      <text:p text:style-name="P8">With the commit your changes saved in your local repo but not saved in the remote repo (on GitHub)</text:p>
      <text:p text:style-name="P7"/>
      <text:p text:style-name="P13">$ git <text:span text:style-name="T4">status</text:span></text:p>
      <text:p text:style-name="P21">On branch master</text:p>
      <text:p text:style-name="P21">Your branch is ahead of 'origin/master' by 1 commit.</text:p>
      <text:p text:style-name="P21"><text:s text:c="2"/>(use "git push" to publish your local commits)</text:p>
      <text:p text:style-name="P21">nothing to commit, working directory clean</text:p>
      <text:p text:style-name="P9">your local branch “master” is ahead of the remote upstream branch which is the “origin/master”.</text:p>
      <text:p text:style-name="P9">use “git push” to save your changes into your remote repo:</text:p>
      <text:p text:style-name="P9"/>
      <text:p text:style-name="P18">with “git remote show [remote-name]” get info from the remote repo</text:p>
      <text:p text:style-name="P14">$ git remote show origin</text:p>
      <text:p text:style-name="P22">* remote origin</text:p>
      <text:p text:style-name="P22"><text:s text:c="2"/>Fetch URL: https://github.com/ollepeter/LearnGit.git</text:p>
      <text:p text:style-name="P22"><text:s text:c="2"/>Push <text:s/>URL: https://github.com/ollepeter/LearnGit.git</text:p>
      <text:p text:style-name="P22"><text:s text:c="2"/>HEAD branch: master</text:p>
      <text:p text:style-name="P22"><text:s text:c="2"/>Remote branch:</text:p>
      <text:p text:style-name="P22"><text:s text:c="4"/>master tracked</text:p>
      <text:p text:style-name="P22"><text:s text:c="2"/>Local branch configured for 'git pull':</text:p>
      <text:p text:style-name="P22"><text:s text:c="4"/>master merges with remote master</text:p>
      <text:p text:style-name="P22"><text:s text:c="2"/>Local ref configured for 'git push':</text:p>
      <text:p text:style-name="P22"><text:s text:c="4"/>master pushes to master (fast-forwardable)</text:p>
      <text:p text:style-name="P10">with “git push” your local master branch will be ‘saved’ to origin/master</text:p>
      <text:p text:style-name="P10"/>
      <text:p text:style-name="P10">use “git push” to save your local changes (actually the committed snapshot) to the <text:span text:style-name="T9">remote</text:span> repo</text:p>
      <text:p text:style-name="P14">$ git push</text:p>
      <text:p text:style-name="P5"/>
      <text:p text:style-name="P5"/>
      <text:p text:style-name="P5"/>
      <text:p text:style-name="P5"/>
      <text:p text:style-name="P5"/>
      <text:p text:style-name="P5">df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53:55.964373027</meta:creation-date>
    <dc:date>2017-06-15T13:23:36.403472783</dc:date>
    <meta:editing-duration>PT5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472" meta:character-count="2922" meta:non-whitespace-character-count="2463"/>
  </office:meta>
</office:document-meta>
</file>